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text:line-break/>&lt;html lang="en"&gt;<text:line-break/>&lt;head&gt;<text:line-break/> <text:s text:c="3"/>&lt;meta charset="UTF-8"&gt;<text:line-break/> <text:s text:c="3"/>&lt;meta name="viewport" content="width=device-width, initial-scale=1.0"&gt;<text:line-break/> <text:s text:c="3"/>&lt;meta name="description" content="Nutritionist webpage showcasing expertise, contact details, and nutrition articles."&gt;<text:line-break/> <text:s text:c="3"/>&lt;title&gt;Your Name - Nutritionist&lt;/title&gt;<text:line-break/> <text:s text:c="3"/>&lt;style&gt;<text:line-break/> <text:s text:c="7"/>body {<text:line-break/> <text:s text:c="11"/>font-family: Arial, sans-serif;<text:line-break/> <text:s text:c="11"/>margin: 0;<text:line-break/> <text:s text:c="11"/>padding: 0;<text:line-break/> <text:s text:c="11"/>background-color: #f7f7f7;<text:line-break/> <text:s text:c="11"/>color: #333;<text:line-break/> <text:s text:c="7"/>}<text:line-break/> <text:s text:c="7"/>header {<text:line-break/> <text:s text:c="11"/>background-color: #4CAF50; /* Fresh green */<text:line-break/> <text:s text:c="11"/>color: white;<text:line-break/> <text:s text:c="11"/>text-align: center;<text:line-break/> <text:s text:c="11"/>padding: 2rem;<text:line-break/> <text:s text:c="7"/>}<text:line-break/> <text:s text:c="7"/>nav {<text:line-break/> <text:s text:c="11"/>text-align: center;<text:line-break/> <text:s text:c="11"/>margin: 20px 0;<text:line-break/> <text:s text:c="7"/>}<text:line-break/> <text:s text:c="7"/>nav a {<text:line-break/> <text:s text:c="11"/>margin: 0 15px;<text:line-break/> <text:s text:c="11"/>text-decoration: none;<text:line-break/> <text:s text:c="11"/>color: #333;<text:line-break/> <text:s text:c="7"/>}<text:line-break/> <text:s text:c="7"/>nav a:hover {<text:line-break/> <text:s text:c="11"/>color: #4CAF50;<text:line-break/> <text:s text:c="7"/>}<text:line-break/> <text:s text:c="7"/>section {<text:line-break/> <text:s text:c="11"/>max-width: 900px;<text:line-break/> <text:s text:c="11"/>margin: 20px auto;<text:line-break/> <text:s text:c="11"/>padding: 20px;<text:line-break/> <text:s text:c="11"/>background-color: white;<text:line-break/> <text:s text:c="11"/>border-radius: 8px;<text:line-break/> <text:s text:c="11"/>box-shadow: 0 4px 8px rgba(0, 0, 0, 0.1);<text:line-break/> <text:s text:c="7"/>}<text:line-break/> <text:s text:c="7"/>h2 {<text:line-break/> <text:s text:c="11"/>color: #4CAF50;<text:line-break/> <text:s text:c="7"/>}<text:line-break/> <text:s text:c="7"/>footer {<text:line-break/> <text:s text:c="11"/>text-align: center;<text:line-break/> <text:s text:c="11"/>padding: 20px;<text:line-break/> <text:s text:c="11"/>background-color: #333;<text:line-break/><text:soft-page-break/> <text:s text:c="11"/>color: white;<text:line-break/> <text:s text:c="7"/>}<text:line-break/> <text:s text:c="3"/>&lt;/style&gt;<text:line-break/>&lt;/head&gt;<text:line-break/>&lt;body&gt;<text:line-break/><text:line-break/> <text:s text:c="3"/>&lt;!-- Header Section --&gt;<text:line-break/> <text:s text:c="3"/>&lt;header&gt;<text:line-break/> <text:s text:c="7"/>&lt;h1&gt;Your Name&lt;/h1&gt;<text:line-break/> <text:s text:c="7"/>&lt;p&gt;Certified Nutritionist | Promoting Health &amp; Wellness&lt;/p&gt;<text:line-break/> <text:s text:c="3"/>&lt;/header&gt;<text:line-break/><text:line-break/> <text:s text:c="3"/>&lt;!-- Navigation Menu --&gt;<text:line-break/> <text:s text:c="3"/>&lt;nav&gt;<text:line-break/> <text:s text:c="7"/>&lt;a href="#about"&gt;About Me&lt;/a&gt;<text:line-break/> <text:s text:c="7"/>&lt;a href="#articles"&gt;Articles&lt;/a&gt;<text:line-break/> <text:s text:c="7"/>&lt;a href="#contact"&gt;Contact&lt;/a&gt;<text:line-break/> <text:s text:c="3"/>&lt;/nav&gt;<text:line-break/><text:line-break/> <text:s text:c="3"/>&lt;!-- About Me Section --&gt;<text:line-break/> <text:s text:c="3"/>&lt;section id="about"&gt;<text:line-break/> <text:s text:c="7"/>&lt;h2&gt;About Me&lt;/h2&gt;<text:line-break/> <text:s text:c="7"/>&lt;p&gt;Hi, I'm [Your Name], a certified nutritionist passionate about promoting a healthy lifestyle through balanced nutrition. With [X years] of experience, I specialize in [specific areas like weight management, sports nutrition, etc.]. My approach focuses on personalized meal plans, practical advice, and supporting long-term wellness goals.&lt;/p&gt;<text:line-break/> <text:s text:c="3"/>&lt;/section&gt;<text:line-break/><text:line-break/> <text:s text:c="3"/>&lt;!-- Articles Section --&gt;<text:line-break/> <text:s text:c="3"/>&lt;section id="articles"&gt;<text:line-break/> <text:s text:c="7"/>&lt;h2&gt;Latest Articles&lt;/h2&gt;<text:line-break/> <text:s text:c="7"/>&lt;p&gt;Here you'll find some of my articles on nutrition, wellness, and healthy eating habits. (This section will display links or summaries of your latest articles.)&lt;/p&gt;<text:line-break/> <text:s text:c="7"/>&lt;!-- Example Article Link --&gt;<text:line-break/> <text:s text:c="7"/>&lt;ul&gt;<text:line-break/> <text:s text:c="11"/>&lt;li&gt;&lt;a href="#"&gt;Understanding Macronutrients for Optimal Health&lt;/a&gt;&lt;/li&gt;<text:line-break/> <text:s text:c="11"/>&lt;li&gt;&lt;a href="#"&gt;Top 5 Superfoods to Boost Your Energy&lt;/a&gt;&lt;/li&gt;<text:line-break/> <text:s text:c="11"/>&lt;li&gt;&lt;a href="#"&gt;Meal Prep Tips for Busy Professionals&lt;/a&gt;&lt;/li&gt;<text:line-break/> <text:s text:c="7"/>&lt;/ul&gt;<text:line-break/> <text:s text:c="3"/>&lt;/section&gt;<text:line-break/><text:line-break/> <text:s text:c="3"/>&lt;!-- Contact Section --&gt;<text:line-break/> <text:s text:c="3"/>&lt;section id="contact"&gt;<text:line-break/> <text:s text:c="7"/>&lt;h2&gt;Contact Me&lt;/h2&gt;<text:line-break/> <text:s text:c="7"/>&lt;p&gt;If you're interested in working together or have any questions, feel free to reach out!&lt;/p&gt;<text:line-break/> <text:s text:c="7"/>&lt;p&gt;Email: &lt;a href="mailto:youremail@example.com"&gt;youremail@example.com&lt;/a&gt;&lt;/p&gt;<text:line-break/> <text:s text:c="7"/>&lt;p&gt;Phone: +123 456 7890&lt;/p&gt;<text:line-break/> <text:s text:c="3"/>&lt;/section&gt;<text:line-break/><text:line-break/><text:soft-page-break/> <text:s text:c="3"/>&lt;!-- Footer Section --&gt;<text:line-break/> <text:s text:c="3"/>&lt;footer&gt;<text:line-break/> <text:s text:c="7"/>&lt;p&gt;&amp;copy; 2024 Your Name - All Rights Reserved&lt;/p&gt;<text:line-break/> <text:s text:c="3"/>&lt;/footer&gt;<text:line-break/><text:line-break/>&lt;/body&gt;<text:line-break/>&lt;/html&gt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9:21:53.030000000</meta:creation-date>
    <dc:date>2024-09-20T19:21:57.559000000</dc:date>
    <meta:editing-duration>PT4S</meta:editing-duration>
    <meta:editing-cycles>1</meta:editing-cycles>
    <meta:document-statistic meta:table-count="0" meta:image-count="0" meta:object-count="0" meta:page-count="3" meta:paragraph-count="1" meta:word-count="322" meta:character-count="3206" meta:non-whitespace-character-count="2176"/>
    <meta:generator>LibreOffice/24.8.0.3$Windows_X86_64 LibreOffice_project/0bdf1299c94fe897b119f97f3c613e9dca6be583</meta:generator>
  </office:meta>
</office:document-meta>
</file>